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ae00" draw:marker-start-width="0.35cm" draw:marker-end-width="0.35cm" draw:fill="solid" draw:fill-color="#ffffff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4.2cm" draw:transform="rotate (-1.56713113536571) translate (11.892cm 13.392cm)">
          <text:p/>
          <draw:enhanced-geometry svg:viewBox="0 0 21600 21600" draw:text-areas="0 0 21600 21600" draw:mirror-horizontal="false" draw:mirror-vertical="false" draw:type="circular-arrow" draw:modifiers="-179.660920853899 -88.5412256795499 7924.387040696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goul Samuel</meta:initial-creator>
    <meta:creation-date>2013-08-28T13:58:56</meta:creation-date>
    <dc:date>2013-08-28T14:15:25</dc:date>
    <dc:creator>Degoul Samuel</dc:creator>
    <meta:editing-duration>PT1M19S</meta:editing-duration>
    <meta:editing-cycles>1</meta:editing-cycles>
    <meta:document-statistic meta:object-count="1"/>
    <meta:generator>LibreOffice/3.5$Linux_X86_64 LibreOffice_project/350m1$Build-2</meta:generator>
  </office:meta>
</office:document-meta>
</file>